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text-autospace="none"/>
      <style:text-properties fo:color="#000000" style:font-name="Arial" fo:font-size="12pt" fo:background-color="transparent" style:font-size-asian="12pt" style:font-name-complex="Arial" style:font-size-complex="12pt"/>
    </style:style>
    <style:style style:name="P2" style:family="paragraph" style:parent-style-name="Standard">
      <style:text-properties fo:color="#000000" style:font-name="Arial" fo:font-size="12pt" fo:font-weight="bold" fo:background-color="transparent" style:font-size-asian="12pt" style:font-weight-asian="bold" style:font-name-complex="Arial" style:font-size-complex="12pt"/>
    </style:style>
    <style:style style:name="P3" style:family="paragraph" style:parent-style-name="Standard">
      <style:paragraph-properties style:text-autospace="none"/>
      <style:text-properties fo:color="#000000" style:font-name="Arial" fo:font-size="12pt" fo:font-weight="bold" fo:background-color="transparent" style:font-size-asian="12pt" style:font-weight-asian="bold" style:font-name-complex="Arial" style:font-size-complex="12pt"/>
    </style:style>
    <style:style style:name="P4" style:family="paragraph" style:parent-style-name="Standard">
      <style:paragraph-properties style:text-autospace="none"/>
      <style:text-properties fo:color="#000000" style:font-name="Arial" fo:font-size="12pt" fo:font-style="italic" fo:background-color="transparent" style:font-size-asian="12pt" style:font-style-asian="italic" style:font-name-complex="Arial" style:font-size-complex="12pt" style:font-style-complex="italic"/>
    </style:style>
    <style:style style:name="P5" style:family="paragraph" style:parent-style-name="Standard">
      <style:paragraph-properties style:text-autospace="none"/>
      <style:text-properties style:font-name="Arial" fo:font-size="12pt" style:font-size-asian="12pt" style:font-size-complex="12pt"/>
    </style:style>
    <style:style style:name="P6" style:family="paragraph" style:parent-style-name="Standard">
      <style:paragraph-properties style:text-autospace="none"/>
      <style:text-properties style:font-name="Arial"/>
    </style:style>
    <style:style style:name="P7" style:family="paragraph" style:parent-style-name="Standard">
      <style:paragraph-properties fo:margin-left="1cm" fo:margin-right="0cm" fo:text-indent="-1cm" style:auto-text-indent="false"/>
      <style:text-properties style:font-name="Arial"/>
    </style:style>
    <style:style style:name="P8" style:family="paragraph" style:parent-style-name="Standard">
      <style:paragraph-properties fo:margin-left="1cm" fo:margin-right="0cm" fo:text-indent="-1cm" style:auto-text-indent="false" style:text-autospace="none"/>
      <style:text-properties style:font-name="Arial"/>
    </style:style>
    <style:style style:name="P9" style:family="paragraph" style:parent-style-name="Standard" style:master-page-name="Standard">
      <style:paragraph-properties fo:hyphenation-ladder-count="no-limit" style:page-number="auto"/>
      <style:text-properties fo:color="#000000" style:font-name="Arial" fo:font-size="12pt" fo:font-weight="bold" fo:background-color="transparent" style:font-size-asian="12pt" style:font-weight-asian="bold" style:font-name-complex="Arial" style:font-size-complex="12pt" fo:hyphenate="true" fo:hyphenation-remain-char-count="2" fo:hyphenation-push-char-count="2"/>
    </style:style>
    <style:style style:name="T1" style:family="text">
      <style:text-properties fo:font-size="12pt" fo:background-color="transparent" loext:char-shading-value="0" style:font-size-asian="12pt" style:font-name-complex="Arial" style:font-size-complex="12pt"/>
    </style:style>
    <style:style style:name="T2" style:family="text">
      <style:text-properties fo:color="#000000" fo:font-size="12pt" fo:background-color="transparent" loext:char-shading-value="0" style:font-size-asian="12pt" style:font-name-complex="Arial" style:font-size-complex="12pt"/>
    </style:style>
    <style:style style:name="T3" style:family="text">
      <style:text-properties fo:color="#000000" fo:font-size="12pt" fo:font-style="italic" fo:background-color="transparent" loext:char-shading-value="0" style:font-size-asian="12pt" style:font-style-asian="italic" style:font-name-complex="Arial" style:font-size-complex="12pt"/>
    </style:style>
    <style:style style:name="T4" style:family="text">
      <style:text-properties fo:color="#000000" fo:font-size="12pt" fo:font-weight="bold" fo:background-color="transparent" loext:char-shading-value="0" style:font-size-asian="12pt" style:font-weight-asian="bold" style:font-name-complex="Arial" style:font-size-complex="12pt"/>
    </style:style>
    <style:style style:name="T5" style:family="text">
      <style:text-properties fo:color="#000000" fo:font-size="12pt" style:text-underline-style="solid" style:text-underline-width="auto" style:text-underline-color="font-color" fo:background-color="transparent" loext:char-shading-value="0" style:font-size-asian="12pt" style:font-name-complex="Arial" style:font-size-complex="12pt"/>
    </style:style>
    <style:style style:name="T6" style:family="text">
      <style:text-properties fo:color="#000000" fo:font-size="12pt" style:text-underline-style="solid" style:text-underline-width="auto" style:text-underline-color="font-color" fo:font-weight="bold" fo:background-color="transparent" loext:char-shading-value="0" style:font-size-asian="12pt" style:font-weight-asian="bold" style:font-name-complex="Arial" style:font-size-complex="12pt"/>
    </style:style>
    <style:style style:name="T7" style:family="text">
      <style:text-properties fo:color="#000000" style:font-name="Arial" fo:font-size="12pt" fo:background-color="transparent" loext:char-shading-value="0" style:font-size-asian="12pt" style:font-name-complex="Arial" style:font-size-complex="12pt"/>
    </style:style>
    <style:style style:name="T8" style:family="text">
      <style:text-properties fo:color="#000000" style:font-name="Arial" fo:font-size="12pt" fo:font-style="italic" fo:background-color="transparent" loext:char-shading-value="0" style:font-size-asian="12pt" style:font-style-asian="italic" style:font-name-complex="Arial" style:font-size-complex="12pt"/>
    </style:style>
    <style:style style:name="T9" style:family="text">
      <style:text-properties fo:color="#000000" style:font-name="Arial" fo:font-size="12pt" fo:font-weight="bold" fo:background-color="transparent" loext:char-shading-value="0" style:font-size-asian="12pt" style:font-weight-asian="bold" style:font-name-complex="Arial" style:font-size-complex="12pt"/>
    </style:style>
    <style:style style:name="T10" style:family="text">
      <style:text-properties fo:color="#000000" style:font-name="Arial" fo:font-size="12pt" style:text-underline-style="solid" style:text-underline-width="auto" style:text-underline-color="font-color" fo:background-color="transparent" loext:char-shading-value="0" style:font-size-asian="12pt" style:font-name-complex="Arial" style:font-size-complex="12pt"/>
    </style:style>
    <style:style style:name="T11" style:family="text">
      <style:text-properties fo:color="#000000" style:font-name="Arial" fo:font-size="12pt" style:text-underline-style="solid" style:text-underline-width="auto" style:text-underline-color="font-color" fo:font-weight="bold" fo:background-color="transparent" loext:char-shading-value="0" style:font-size-asian="12pt" style:font-weight-asian="bold" style:font-name-complex="Arial" style:font-size-complex="12pt"/>
    </style:style>
    <style:style style:name="T12" style:family="text">
      <style:text-properties style:font-name="Arial" fo:font-size="12pt" fo:background-color="transparent" loext:char-shading-value="0" style:font-size-asian="12pt" style:font-name-complex="Arial"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ugs Which Are Potential Hazards For TMS</text:p>
      <text:p text:style-name="P5"/>
      <text:p text:style-name="P6"><text:span text:style-name="T2">The majority of rTMS-induced seizures have occurred in patients or healthy participants taking drugs with the potential to lower seizure threshold. On the basis of current guidelines (Rossi </text:span><text:span text:style-name="T3">et al</text:span><text:span text:style-name="T2">., 2009) the following drugs present strong or relative hazards for the use of rTMS. The list may be amended, with approval sought from the ethics committee, whenever further knowledge becomes available.</text:span></text:p>
      <text:p text:style-name="P1"/>
      <text:p text:style-name="P1">A special risk stems from participants with a history of, or current, substance abuse or dependence (alcohol, caffeine, other drugs). These conditions are associated with altered seizure risk.</text:p>
      <text:p text:style-name="P1"/>
      <text:p text:style-name="P3">Use of the list</text:p>
      <text:p text:style-name="P1">Hazardous drugs are ordered alphabetically. Search down all three lists to find a named drug and record its associated risk level on the screening form. If the drug is not found on the list, it can be assumed that it does not have significant seizure lowering potential and the participant can take part. However, the participant must be reminded of the potential risk in taking part in a TMS experiment when also taking prescribed or unprescribed medications.</text:p>
      <text:p text:style-name="P1"/>
      <text:p text:style-name="P6"><text:span text:style-name="T2">Underlined drugs in the lists below can also be considered as recreational, and may be reported during screening as part o</text:span><text:span text:style-name="T1">f question 14 rather than question 17.</text:span></text:p>
      <text:p text:style-name="P1"/>
      <text:p text:style-name="P3">1. Strong potential hazard:</text:p>
      <text:p text:style-name="P4">For the following drugs, rTMS should be performed with particular caution.</text:p>
      <text:p text:style-name="P7"><text:span text:style-name="T4">A-E</text:span><text:span text:style-name="T2">: </text:span><text:span text:style-name="T5">alcohol</text:span><text:span text:style-name="T2">, </text:span><text:span text:style-name="T1">aminoglycosides,</text:span><text:span text:style-name="T2"> amitriptyline, </text:span><text:span text:style-name="T5">amphetamines</text:span><text:span text:style-name="T2">, </text:span><text:span text:style-name="T5">angel dust (see PCP)</text:span><text:span text:style-name="T2">, chlorpromazine, </text:span><text:span text:style-name="T1">cisplatine,</text:span><text:span text:style-name="T2"> clozapine, </text:span><text:span text:style-name="T5">cocaine</text:span><text:span text:style-name="T2">, doxepine, </text:span><text:span text:style-name="T5">ecstasy</text:span></text:p>
      <text:p text:style-name="P7"><text:span text:style-name="T4">F-J</text:span><text:span text:style-name="T2">: foscarnet, ganciclovir, </text:span><text:span text:style-name="T5">GHB/gamma-hydroxybutyrate</text:span><text:span text:style-name="T2">, imipramine, </text:span><text:span text:style-name="T5">ketamine</text:span></text:p>
      <text:p text:style-name="P7"><text:span text:style-name="T4">L-P</text:span><text:span text:style-name="T2">: maprotiline, </text:span><text:span text:style-name="T5">MDMA</text:span><text:span text:style-name="T2">, nortriptyline, </text:span><text:span text:style-name="T5">phencyclidine/PCP</text:span></text:p>
      <text:p text:style-name="P7"><text:span text:style-name="T4">Q-U</text:span><text:span text:style-name="T2">: ritonavir, theophylline</text:span></text:p>
      <text:p text:style-name="P7"><text:span text:style-name="T4">V-Z</text:span><text:span text:style-name="T2">:</text:span></text:p>
      <text:p text:style-name="P2"/>
      <text:p text:style-name="P2">2. Relative hazard:</text:p>
      <text:p text:style-name="P4">For the following drugs, rTMS should be performed with caution.</text:p>
      <text:p text:style-name="P7"><text:span text:style-name="T4">A-E</text:span><text:span text:style-name="T2">: ampicillin, anticholinergics, antihistamines, aripiprazole, BCNU, bupropion, cephalosporins, chlorambucil, chloroquine, citalopram, cyclosporine, cytosine arabinoside, duloxetine</text:span></text:p>
      <text:p text:style-name="P7"><text:span text:style-name="T4">F-J</text:span><text:span text:style-name="T2">: fluoxetine, fluphenazine, fluvoxamine, haloperidol, imipenem, isoniazid</text:span></text:p>
      <text:p text:style-name="P7"><text:span text:style-name="T4">L-P</text:span><text:span text:style-name="T2">: levofloxacin, lithium, mefloquine, methotrexate, metronidazole, mirtazapine, olanzapine, paroxetine, penicillin, pimozide</text:span></text:p>
      <text:p text:style-name="P7"><text:span text:style-name="T4">Q-U</text:span><text:span text:style-name="T2">: quetiapine, reboxetine, risperidone, sertraline, sympathomimetics, </text:span></text:p>
      <text:p text:style-name="P7"><text:span text:style-name="T4">V-Z</text:span><text:span text:style-name="T2">: venlafaxine, vincristine, ziprasidone</text:span></text:p>
      <text:p text:style-name="P1"/>
      <text:p text:style-name="P6"><text:span text:style-name="T4">3. Strong relative hazard associated with </text:span><text:span text:style-name="T6">withdrawal</text:span><text:span text:style-name="T4"> from one of the following:</text:span></text:p>
      <text:p text:style-name="P4">In instances of withdrawal from these medications, rTMS should be performed with caution.</text:p>
      <text:p text:style-name="P8"><text:span text:style-name="T4">A-E</text:span><text:span text:style-name="T2">: </text:span><text:span text:style-name="T5">barbiturates</text:span><text:span text:style-name="T2">, </text:span><text:span text:style-name="T5">benzodiazepines</text:span><text:span text:style-name="T2">, chloral hydrate</text:span></text:p>
      <text:p text:style-name="P7"><text:span text:style-name="T4">F-J</text:span><text:span text:style-name="T2">: </text:span></text:p>
      <text:p text:style-name="P7"><text:span text:style-name="T4">L-P</text:span><text:span text:style-name="T2">: meprobamate</text:span></text:p>
      <text:p text:style-name="P7"><text:span text:style-name="T4">Q-U</text:span><text:span text:style-name="T2">: </text:span></text:p>
      <text:p text:style-name="P8"><text:span text:style-name="T4">V-Z</text:span><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en" fo:country="G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loext:contextual-spacing="false" fo:text-indent="-0.762cm" style:auto-text-indent="false" fo:keep-with-next="always"/>
      <style:text-properties style:font-name="Cambria" fo:font-family="Cambria" style:font-pitch="variable" fo:font-size="16pt" fo:font-weight="bold" style:letter-kerning="true" style:font-size-asian="16pt" style:font-weight-asian="bold" style:font-name-complex="Cambria" style:font-family-complex="Cambria" style:font-pitch-complex="variable" style:font-size-complex="16pt"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style style:name="Footer" style:family="paragraph" style:parent-style-name="Standard" style:class="extra"/>
    <style:style style:name="Frame_20_contents_20__28_user_29_" style:display-name="Frame contents (user)" style:family="paragraph" style:parent-style-name="Text_20_body"/>
    <style:style style:name="Address"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Contact_20_info" style:display-name="Contact info"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text-properties fo:language="en" fo:country="US"/>
    </style:style>
    <style:style style:name="refs" style:family="paragraph" style:parent-style-name="Standard">
      <style:paragraph-properties fo:margin-left="0.4cm" fo:margin-right="0cm" style:line-height-at-least="0.423cm" fo:orphans="0" fo:widows="0" fo:text-indent="-0.4cm" style:auto-text-indent="false" style:text-autospace="none" style:punctuation-wrap="simple" style:vertical-align="baseline"/>
      <style:text-properties fo:font-size="10pt" fo:language="en" fo:country="GB" style:font-size-asian="10pt" style:font-name-complex="Times" style:font-family-complex="Times, 'Times New Roman'" style:font-pitch-complex="variable" style:font-size-complex="10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language="none" fo:country="none" fo:font-weight="bold" style:font-weight-asian="bold" style:font-weight-complex="bold"/>
    </style:style>
    <style:style style:name="Revision"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GB" style:font-name-asian="Arial" style:font-family-asian="Arial"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fo:font-size="12pt" fo:font-weight="normal" style:font-size-asian="12pt" style:font-weight-asian="norma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fo:font-size="12pt" fo:font-weight="normal" style:font-size-asian="12pt" style:font-weight-asian="normal"/>
    </style:style>
    <style:style style:name="WW8Num7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7z2" style:family="text">
      <style:text-properties fo:font-size="12pt" fo:font-weight="normal" style:font-size-asian="12pt" style:font-weight-asian="norma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fo:font-size="12pt" fo:font-weight="normal" style:font-size-asian="12pt" style:font-weight-asian="normal"/>
    </style:style>
    <style:style style:name="Default_20_Paragraph_20_Font" style:display-name="Default Paragraph Font"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fo:font-size="12pt" fo:font-weight="normal" style:font-size-asian="12pt" style:font-weight-asian="norma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1" style:family="text">
      <style:text-properties fo:font-size="12pt" fo:font-weight="normal" style:font-size-asian="12pt" style:font-weight-asian="norma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font-size="14pt" fo:font-weight="bold" style:font-size-asian="14pt" style:font-weight-asian="bold" style:font-size-complex="14pt"/>
    </style:style>
    <style:style style:name="WW8Num13z1" style:family="text">
      <style:text-properties fo:font-size="12pt" fo:font-weight="normal" style:font-size-asian="12pt" style:font-weight-asian="normal"/>
    </style:style>
    <style:style style:name="WW8Num15z1" style:family="text">
      <style:text-properties fo:font-size="12pt" fo:font-weight="normal" style:font-size-asian="12pt" style:font-weight-asian="norma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18z2" style:family="text">
      <style:text-properties fo:font-size="12pt" fo:font-weight="normal" style:font-size-asian="12pt" style:font-weight-asian="norma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fo:font-size="12pt" fo:font-weight="normal" style:font-size-asian="12pt" style:font-weight-asian="normal"/>
    </style:style>
    <style:style style:name="WW8Num2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font-size="14pt" fo:font-weight="bold" style:font-size-asian="14pt" style:font-weight-asian="bold" style:font-size-complex="14pt"/>
    </style:style>
    <style:style style:name="WW8Num27z1" style:family="text">
      <style:text-properties fo:font-size="12pt" fo:font-weight="normal" style:font-size-asian="12pt" style:font-weight-asian="norma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Default_20_Paragraph_20_Font" style:display-name="WW-Default Paragraph Font" style:family="text"/>
    <style:style style:name="Body_20_Text_20_Char" style:display-name="Body Text Char" style:family="text">
      <style:text-properties fo:font-size="12pt" style:font-size-asian="12pt" style:font-size-complex="12pt"/>
    </style:style>
    <style:style style:name="Body_20_Text_20_3_20_Char" style:display-name="Body Text 3 Char" style:family="text">
      <style:text-properties fo:font-size="8pt" fo:language="en" fo:country="US" style:font-size-asian="8pt" style:font-size-complex="8pt"/>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Heading_20_1_20_Char" style:display-name="Heading 1 Char" style:family="text">
      <style:text-properties style:font-name="Cambria" fo:font-family="Cambria"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Contact_20_method" style:display-name="Contact method" style:family="text">
      <style:text-properties style:text-position="0% 100%"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9pt"/>
    </style:style>
    <style:style style:name="_27__2b__27__20_in_20_Contact_20_info" style:display-name="'+' in Contact info" style:family="text">
      <style:text-properties style:text-position="0% 100%" fo:font-size="12pt" style:font-size-asian="12pt"/>
    </style:style>
    <style:style style:name="Body_20_Text_20_Indent_20_Char" style:display-name="Body Text Indent Char" style:family="text">
      <style:text-properties fo:font-size="12pt" fo:language="en" fo:country="US" style:font-size-asian="12pt" style:font-size-complex="12pt"/>
    </style:style>
    <style:style style:name="apple-style-span" style:family="text"/>
    <style:style style:name="standardtext"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MS SAFETY GUIDELINES</dc:title>
    <meta:initial-creator>ncooper</meta:initial-creator>
    <meta:creation-date>2011-06-20T15:47:00</meta:creation-date>
    <dc:date>2023-10-13T12:32:37.317570981</dc:date>
    <meta:print-date>2011-04-27T17:52:00</meta:print-date>
    <meta:editing-cycles>6</meta:editing-cycles>
    <meta:editing-duration>PT12M30S</meta:editing-duration>
    <meta:generator>LibreOffice/6.0.7.3$Linux_X86_64 LibreOffice_project/00m0$Build-3</meta:generator>
    <meta:document-statistic meta:table-count="0" meta:image-count="0" meta:object-count="0" meta:page-count="1" meta:paragraph-count="27" meta:word-count="340" meta:character-count="2509" meta:non-whitespace-character-count="2192"/>
  </office:meta>
</office:document-meta>
</file>